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 mathvariant="italic">coefficient</mi>
            <mi mathvariant="italic">binomiaux</mi>
          </mrow>
        </mtd>
      </mtr>
      <mtr>
        <mtd>
          <mrow/>
        </mtd>
      </mtr>
      <mtr>
        <mtd>
          <mrow>
            <mrow>
              <msup>
                <mrow>
                  <mo stretchy="false">(</mo>
                  <mrow>
                    <mrow>
                      <mi>x</mi>
                      <mo stretchy="false">+</mo>
                      <mi>y</mi>
                    </mrow>
                  </mrow>
                  <mo stretchy="false">)</mo>
                </mrow>
                <mi>n</mi>
              </msup>
              <mo stretchy="false">=</mo>
              <mrow>
                <munderover>
                  <mo stretchy="false">∑</mo>
                  <mrow>
                    <mrow>
                      <mi>k</mi>
                      <mo stretchy="false">=</mo>
                      <mn>0</mn>
                    </mrow>
                  </mrow>
                  <mrow>
                    <mi>n</mi>
                  </mrow>
                </munderover>
                <mrow>
                  <mrow>
                    <mo stretchy="false">(</mo>
                    <mrow>
                      <mfenced open="(" close=")">
                        <mrow>
                          <mtable>
                            <mtr>
                              <mtd>
                                <mrow>
                                  <mi>n</mi>
                                </mrow>
                              </mtd>
                            </mtr>
                            <mtr>
                              <mtd>
                                <mrow>
                                  <mi>k</mi>
                                </mrow>
                              </mtd>
                            </mtr>
                          </mtable>
                        </mrow>
                      </mfenced>
                      <mrow>
                        <mo stretchy="false">(</mo>
                        <mrow>
                          <msup>
                            <mi>x</mi>
                            <mrow>
                              <mo stretchy="false">(</mo>
                              <mrow>
                                <mrow>
                                  <mi>n</mi>
                                  <mo stretchy="false">−</mo>
                                  <mi>k</mi>
                                </mrow>
                              </mrow>
                              <mo stretchy="false">)</mo>
                            </mrow>
                          </msup>
                          <msup>
                            <mi>y</mi>
                            <mi>k</mi>
                          </msup>
                        </mrow>
                        <mo stretchy="false">)</mo>
                      </mrow>
                    </mrow>
                    <mo stretchy="false">)</mo>
                  </mrow>
                </mrow>
              </mrow>
            </mrow>
          </mrow>
        </mtd>
      </mtr>
    </mtable>
    <annotation encoding="StarMath 5.0">coefficient binomiaux
newline
newline (x + y) sup n = sum from{k=0} to{n} {(left ( stack{n # k} right ) (x sup (n-k) y sup k))} 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08:36:57</meta:creation-date>
    <meta:generator>LibreOffice/3.5$Linux_x86 LibreOffice_project/350m1$Build-2</meta:generator>
  </office:meta>
</office:document-meta>
</file>